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D2000001E4B049B706.png" manifest:media-type="image/png"/>
  <manifest:file-entry manifest:full-path="Pictures/2000006B0000340600002EDFBDE780F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3cm" draw:marker-start="Arrow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3.317cm" svg:height="8.926cm" svg:x="3cm" svg:y="2.174cm">
          <draw:image xlink:href="Pictures/10000201000002D2000001E4B049B706.png" xlink:type="simple" xlink:show="embed" xlink:actuate="onLoad">
            <text:p/>
          </draw:image>
        </draw:frame>
        <draw:frame draw:style-name="gr2" draw:layer="layout" svg:width="1.4cm" svg:height="1.171cm" svg:x="4.1cm" svg:y="11.6cm">
          <draw:text-box>
            <text:p>bit<text:span text:style-name="T1">T</text:span></text:p>
          </draw:text-box>
        </draw:frame>
        <draw:line draw:style-name="gr3" draw:text-style-name="P1" draw:layer="layout" svg:x1="4.138cm" svg:y1="8.9cm" svg:x2="4.138cm" svg:y2="13.5cm">
          <text:p/>
        </draw:line>
        <draw:line draw:style-name="gr3" draw:text-style-name="P1" draw:layer="layout" svg:x1="5.219cm" svg:y1="8.9cm" svg:x2="5.219cm" svg:y2="11.7cm">
          <text:p/>
        </draw:line>
        <draw:line draw:style-name="gr4" draw:text-style-name="P1" draw:layer="layout" svg:x1="4.138cm" svg:y1="11.5cm" svg:x2="5.2cm" svg:y2="11.5cm">
          <text:p/>
        </draw:line>
        <draw:line draw:style-name="gr3" draw:text-style-name="P1" draw:layer="layout" svg:x1="15.155cm" svg:y1="8.9cm" svg:x2="15.155cm" svg:y2="13.5cm">
          <text:p/>
        </draw:line>
        <draw:line draw:style-name="gr4" draw:text-style-name="P1" draw:layer="layout" svg:x1="4.138cm" svg:y1="13.1cm" svg:x2="15.1cm" svg:y2="13.1cm">
          <text:p/>
        </draw:line>
        <draw:frame draw:style-name="gr2" draw:layer="layout" svg:width="2.352cm" svg:height="1.171cm" svg:x="8.3cm" svg:y="13.001cm">
          <draw:text-box>
            <text:p><text:span text:style-name="T2">frame</text:span><text:span text:style-name="T1">T</text:span></text:p>
          </draw:text-box>
        </draw:frame>
        <draw:frame draw:style-name="gr1" draw:text-style-name="P1" draw:layer="layout" svg:width="13.317cm" svg:height="11.998cm" svg:x="3.001cm" svg:y="16.274cm">
          <draw:image xlink:href="Pictures/2000006B0000340600002EDFBDE780FC.svm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e </meta:initial-creator>
    <meta:creation-date>2012-10-03T17:41:11</meta:creation-date>
    <dc:date>2012-10-03T17:50:48</dc:date>
    <dc:creator>Philippe </dc:creator>
    <meta:editing-duration>PT9M38S</meta:editing-duration>
    <meta:editing-cycles>9</meta:editing-cycles>
    <meta:generator>LibreOffice/3.4$Linux LibreOffice_project/340m1$Build-402</meta:generator>
    <meta:document-statistic meta:object-count="9"/>
  </office:meta>
</office:document-meta>
</file>